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6.535cm"/>
    </style:style>
    <style:style style:name="co1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605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4.001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8"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15" style:family="table-cell" style:parent-style-name="Default">
      <style:table-cell-properties style:text-align-source="value-type" style:repeat-content="false"/>
      <style:paragraph-properties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T1"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erif"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ce26"/>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8" office:value-type="string" calcext:value-type="string">
            <text:p>NetT</text:p>
          </table:table-cell>
          <table:table-cell table:style-name="ce18" office:value-type="string" calcext:value-type="string">
            <text:p>ExeT</text:p>
          </table:table-cell>
          <table:table-cell table:style-name="ce18" office:value-type="string" calcext:value-type="string">
            <text:p>PF</text:p>
          </table:table-cell>
          <table:table-cell table:style-name="ce18" office:value-type="string" calcext:value-type="string">
            <text:p>PFSM</text:p>
          </table:table-cell>
          <table:table-cell table:style-name="ce4"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table:style-name="ce27" office:value-type="string" calcext:value-type="string">
            <text:p>W. Cui, J. Kannan, and H. J. Wang, “Discoverer: Automatic protocol reverse engineering from network traces.,” in USENIX security symposium, 2007, pp. 1–14. </text:p>
          </table:table-cell>
          <table:table-cell/>
          <table:table-cell office:value-type="string" calcext:value-type="string">
            <text:p>https://www.usenix.org/event/sec07/tech/full_papers/cui/cui.pdf</text:p>
          </table:table-cell>
          <table:table-cell office:value-type="string" calcext:value-type="string">
            <text:p>Tokenization of messages, recursive clustering to find formats, merge similar formats</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style-name="ce7" office:value-type="string" calcext:value-type="string">
            <text:p><text:a xlink:href="https://doi.org/10.1145/1315245.1315286" xlink:type="simple">https://doi.org/10.1145/1315245.1315286</text:a></text:p>
          </table:table-cell>
          <table:table-cell office:value-type="string" calcext:value-type="string">
            <text:p>https://people.eecs.berkeley.edu/~dawnsong/papers/2007%20p317-caballero.pdf</text:p>
          </table:table-cell>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style-name="ce7" office:value-type="string" calcext:value-type="string">
            <text:p><text:a xlink:href="https://doi.org/10.1145/1455770.1455820" xlink:type="simple">10.1145/1455770.1455820</text:a></text:p>
          </table:table-cell>
          <table:table-cell office:value-type="string" calcext:value-type="string">
            <text:p>https://www.microsoft.com/en-us/research/wp-content/uploads/2016/02/tupni-ccs08.pdf</text:p>
          </table:table-cell>
          <table:table-cell office:value-type="string" calcext:value-type="string">
            <text:p>Dynamic taint-analysis; look for loops to identify boundaries within messages</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2"/>
          <table:table-cell office:value-type="string" calcext:value-type="string">
            <text:p>Dynamic taint-analysis, especially targeting encrypted protocols by looking for bitwise and arithmetic operations</text:p>
          </table:table-cell>
          <table:table-cell/>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style-name="ce7" office:value-type="string" calcext:value-type="string">
            <text:p><text:a xlink:href="https://doi.org/10.1109/SP.2009.14" xlink:type="simple">10.1109/SP.2009.14</text:a></text:p>
          </table:table-cell>
          <table:table-cell office:value-type="string" calcext:value-type="string">
            <text:p>http://citeseerx.ist.psu.edu/viewdoc/download?doi=10.1.1.720.3272&amp;rep=rep1&amp;type=pdf</text:p>
          </table:table-cell>
          <table:table-cell office:value-type="string" calcext:value-type="string">
            <text:p>Dynamic taint-analysis with following message clustering, optionally provides fuzzing candidates for Peach fuzzer</text:p>
          </table:table-cell>
          <table:table-cell table:number-columns-repeated="4" office:value-type="string" calcext:value-type="string">
            <text:p>x</text:p>
          </table:table-cell>
          <table:table-cell/>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style-name="ce7" office:value-type="string" calcext:value-type="string">
            <text:p><text:a xlink:href="https://doi.org/10.1109/ICNP.2012.6459963" xlink:type="simple">10.1109/ICNP.2012.6459963</text:a></text:p>
          </table:table-cell>
          <table:table-cell office:value-type="string" calcext:value-type="string">
            <text:p>https://yaogroup.cs.vt.edu/papers/ICNP-12.pdf</text:p>
          </table:table-cell>
          <table:table-cell office:value-type="string" calcext:value-type="string">
            <text:p>Successor of Biprominer which also addresses text-based protocols; two-phases are used: first apply Biprominer, second use Needleman-Wunsch for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office:value-type="string" calcext:value-type="string">
            <text:p>10.1109/TrustCom.2013.21</text:p>
          </table:table-cell>
          <table:table-cell/>
          <table:table-cell office:value-type="string" calcext:value-type="string">
            <text:p>Capturing of data, identifying frames and inferring the format by looking and frequency of frames and doing association analysis (using Apriori and FP-Growth).</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style-name="ce7" office:value-type="string" calcext:value-type="string">
            <text:p><text:a xlink:href="https://doi.org/10.1145/2939918.2939921" xlink:type="simple">10.1145/2939918.2939921</text:a></text:p>
          </table:table-cell>
          <table:table-cell office:value-type="string" calcext:value-type="string">
            <text:p>https://koasas.kaist.ac.kr/bitstream/10203/215875/1/choi_wisec2016.pdf</text:p>
          </table:table-cell>
          <table:table-cell office:value-type="string" calcext:value-type="string">
            <text:p>Pcap files are provided with context information (i.e. known MAC address), then grouping and analysing (looking for CRC, N-gram, Entropy, Features, Ranges), afterwards report creation based on scoring.</text:p>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scored analysis reports, spoofing candidates</text:p>
          </table:table-cell>
          <table:table-cell table:number-columns-repeated="3"/>
          <table:table-cell office:value-type="string" calcext:value-type="string">
            <text:p>IEEE 802.15.4 proprietary protocols, 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2"/>
          <table:table-cell office:value-type="string" calcext:value-type="string">
            <text:p>Message clustering for creating FSM graph and simplify FSM graph</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2"/>
          <table:table-cell office:value-type="string" calcext:value-type="string">
            <text:p>Measure byte-wise variances in aligned messages</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6">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style-name="ce7" office:value-type="string" calcext:value-type="string">
            <text:p><text:a xlink:href="https://doi.org/10.1109/WCRE.2011.28" xlink:type="simple">10.1109/WCRE.2011.28</text:a></text:p>
          </table:table-cell>
          <table:table-cell office:value-type="string" calcext:value-type="string">
            <text:p>https://www.researchgate.net/profile/Joao_Antunes3/publication/221200255_Reverse_Engineering_of_Protocols_from_Network_Traces/links/0fcfd50c3eb9574ac4000000.pdf</text:p>
          </table:table-cell>
          <table:table-cell office:value-type="string" calcext:value-type="string">
            <text:p>Speech recognition (thus only for text-based protocols) to find carriage returns and spaces, afterwards looking for frequencies of keywords; multiple partial FSMs are merged and simplified to get PFSM</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2"/>
          <table:table-cell office:value-type="string" calcext:value-type="string">
            <text:p>Identifiying keywords, clustering and transition probability → probabilistic protocol state machin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style-name="ce7" office:value-type="string" calcext:value-type="string">
            <text:p><text:a xlink:href="https://doi.org/10.1109/WARTIA.2014.6976411" xlink:type="simple">10.1109/WARTIA.2014.6976411</text:a></text:p>
          </table:table-cell>
          <table:table-cell/>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7">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ext:p>G. Bossert and F. Guihéry, “Reverse and simulate your enemy botnet C&amp;C,” in Proceedings of the Mapping a P2P Botnet with Netzob, Black Hat 2012, Abu Dhabi, UAE, December 2012.</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ee [this figure](https://github.com/netzob/netzob/blob/4a72c0cbd6d1e7b997b2b8ad170b7a38e400dfca/netzob/doc/documentation/source/netzob_archi.png)</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8">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Grouping and clustering messages, find edges from clusters to clusters for being able to replay messages once a similar message arrives</text:p>
          </table:table-cell>
          <table:table-cell office:value-type="string" calcext:value-type="string">
            <text:p>x</text:p>
          </table:table-cell>
          <table:table-cell table:number-columns-repeated="3"/>
          <table:table-cell office:value-type="string" calcext:value-type="string">
            <text:p>Dialogs/scripts (for replaying)</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 and clustering with FSM simplification</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taint-analysis (successor of Polyglot using send instead of received message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2"/>
          <table:table-cell table:style-name="ce15"/>
          <table:table-cell table:number-columns-repeated="1004"/>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office:value-type="string" calcext:value-type="string">
            <text:p>Please review</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office:value-type="string" calcext:value-type="string">
            <text:p>Identify Botnet traffic and try to infer the botnet type by using signatures</text:p>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2">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Keyword detection and Sequence alignment based on Needleman and Wunsch 1970 and Smith and Waterman 1981; this approach was applied and extended by many following papers</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3"/>
          <table:table-cell office:value-type="string" calcext:value-type="string">
            <text:p>https://web.archive.org/web/20090416234849/http://4tphi.net/~awalters/PI/PI.html</text:p>
          </table:table-cell>
          <table:table-cell table:number-columns-repeated="1003"/>
        </table:table-row>
        <table:table-row table:style-name="ro5">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9">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6">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9">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10">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ext:p>Cho, C.Y., Babi, D., Poosankam, P., Chen, K.Z., Wu, E.X., Song, D.: MACE: model-inference-assisted concolic exploration for protocol and vulnerability discovery. In: Proceedings of the 20th USENIX Conference on Security, SEC’11, p. 19. USENIX Association, Berkeley, CA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2"/>
          <table:table-cell office:value-type="string" calcext:value-type="string">
            <text:p>Please review, follow-up paper/project to ASAP</text:p>
          </table:table-cell>
          <table:table-cell office:value-type="string" calcext:value-type="string">
            <text:p>x</text:p>
          </table:table-cell>
          <table:table-cell table:number-columns-repeated="8"/>
          <table:table-cell office:value-type="string" calcext:value-type="string">
            <text:p>https://github.com/tammok/PRISMA/</text:p>
          </table:table-cell>
          <table:table-cell table:number-columns-repeated="1003"/>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9">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3">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office:value-type="string" calcext:value-type="string">
            <text:p>"To measure format similarity of unknown protocol messages in a proper granularity, we propose relative measuremen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office:value-type="string" calcext:value-type="string">
            <text:p>Apriori based: Finding „frequent contiguous common subsequences“ via new Contiguous Sequential Pattern (CSP) algorithm which is based on Generalized Sequential Pattern (GSP) and other Apriori algorithms. CSP is used three times hierarchically to extract different information/fields based on previous results.</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table-cell office:value-type="string" calcext:value-type="string">
            <text:p>Using extended voting expert algorithm to infer boundaries of fields, otherwise using three phase which are tokenizing, classifying and clustering.</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6">
          <table:table-cell office:value-type="string" calcext:value-type="string">
            <text:p>Universal Radio Hacker</text:p>
          </table:table-cell>
          <table:table-cell office:value-type="float" office:value="2019" calcext:value-type="float">
            <text:p>2019</text:p>
          </table:table-cell>
          <table:table-cell table:style-name="ce27" office:value-type="string" calcext:value-type="string">
            <text:p>J. Pohl and A. Noack, “Universal radio hacker: A suite for analyzing and attacking stateful wireless protocols,” Baltimore, MD, Aug. 2018, [Online]. Available: https://www.usenix.org/conference/woot18/presentation/pohl. </text:p>
            <text:p>J. Pohl and A. Noack, “Automatic wireless protocol reverse engineering,” Santa Clara, CA, Aug. 2019, [Online]. Available: <text:a xlink:href="https://www.usenix.org/conference/woot19/presentation/pohl" xlink:type="simple">https://www.usenix.org/conference/woot19/presentation/pohl</text:a>. </text:p>
          </table:table-cell>
          <table:table-cell/>
          <table:table-cell office:value-type="string" calcext:value-type="string">
            <text:p>https://www.usenix.org/system/files/conference/woot18/woot18-paper-pohl.pdf</text:p>
          </table:table-cell>
          <table:table-cell office:value-type="string" calcext:value-type="string">
            <text:p>Physical layer based analysis of proprietary wireless protocols considering wireless specific properties like Received Signal Strength Indicator (RSSI) and using statistical methods</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proprietary wireless protocols of IoT devices</text:p>
          </table:table-cell>
          <table:table-cell office:value-type="string" calcext:value-type="string">
            <text:p>https://github.com/jopohl/urh</text:p>
          </table:table-cell>
          <table:table-cell table:number-columns-repeated="1003"/>
        </table:table-row>
        <table:table-row table:style-name="ro3">
          <table:table-cell office:value-type="string" calcext:value-type="string">
            <text:p>Proword</text:p>
          </table:table-cell>
          <table:table-cell office:value-type="float" office:value="2014" calcext:value-type="float">
            <text:p>2014</text:p>
          </table:table-cell>
          <table:table-cell table:style-name="ce7" office:value-type="string" calcext:value-type="string">
            <text:p>Z. Zhang, Z. Zhang, P. P. C. Lee, Y. Liu, and G. Xie, “ProWord: An unsupervised approach to protocol feature word extraction,” in IEEE INFOCOM 2014 - IEEE Conference on Computer Communications, Toronto, ON, Canada, Apr. 2014, pp. 1393–1401, doi: <text:a xlink:href="https://doi.org/10.1109/INFOCOM.2014.6848073" xlink:type="simple">10.1109/INFOCOM.2014.6848073</text:a>. </text:p>
          </table:table-cell>
          <table:table-cell table:style-name="ce7" office:value-type="string" calcext:value-type="string">
            <text:p><text:a xlink:href="https://doi.org/10.1109/INFOCOM.2014.6848073" xlink:type="simple">10.1109/INFOCOM.2014.6848073</text:a></text:p>
          </table:table-cell>
          <table:table-cell office:value-type="string" calcext:value-type="string">
            <text:p>http://adslab.cse.cuhk.edu.hk/pubs/infocom14proword.pdf</text:p>
          </table:table-cell>
          <table:table-cell office:value-type="string" calcext:value-type="string">
            <text:p>Please review</text:p>
          </table:table-cell>
          <table:table-cell table:number-columns-repeated="1013"/>
        </table:table-row>
        <table:table-row table:style-name="ro5">
          <table:table-cell office:value-type="string" calcext:value-type="string">
            <text:p>Luo et al.</text:p>
          </table:table-cell>
          <table:table-cell office:value-type="float" office:value="2019" calcext:value-type="float">
            <text:p>2019</text:p>
          </table:table-cell>
          <table:table-cell table:style-name="ce7" office:value-type="string" calcext:value-type="string">
            <text:p>X. Luo, D. Chen, Y. Wang, and P. Xie, “A Type-Aware Approach to Message Clustering for Protocol Reverse Engineering,” Sensors, vol. 19, no. 3, p. 716, Feb. 2019, doi: <text:a xlink:href="https://doi.org/10.3390/s19030716" xlink:type="simple">10.3390/s19030716</text:a>. </text:p>
          </table:table-cell>
          <table:table-cell table:style-name="ce11" office:value-type="string" calcext:value-type="string">
            <text:p><text:span text:style-name="T1"><text:a xlink:href="https://doi.org/10.3390/s19030716" xlink:type="simple">10.3390/s19030716</text:a></text:span></text:p>
          </table:table-cell>
          <table:table-cell office:value-type="string" calcext:value-type="string">
            <text:p>https://www.mdpi.com/1424-8220/19/3/716/pdf</text:p>
          </table:table-cell>
          <table:table-cell office:value-type="string" calcext:value-type="string">
            <text:p>From abstract: “[…] this study proposes a type-aware approach to message clustering guided by type information. The approach regards a message as a combination of n-grams, and it employs the Latent Dirichlet Allocation (LDA) model to characterize messages with types and n-grams via inferring the type distribution of each message.”</text:p>
          </table:table-cell>
          <table:table-cell table:number-columns-repeated="1013"/>
        </table:table-row>
        <table:table-row table:style-name="ro4">
          <table:table-cell office:value-type="string" calcext:value-type="string">
            <text:p>Esoul and Walkinshaw</text:p>
          </table:table-cell>
          <table:table-cell office:value-type="float" office:value="2017" calcext:value-type="float">
            <text:p>2017</text:p>
          </table:table-cell>
          <table:table-cell table:style-name="ce7" office:value-type="string" calcext:value-type="string">
            <text:p>O. Esoul and N. Walkinshaw, “Using Segment-Based Alignment to Extract Packet Structures from Network Traces,” in 2017 IEEE International Conference on Software Quality, Reliability and Security (QRS), Prague, Czech Republic, Jul. 2017, pp. 398–409, doi: <text:a xlink:href="https://doi.org/10.1109/QRS.2017.49" xlink:type="simple">10.1109/QRS.2017.49</text:a>. </text:p>
          </table:table-cell>
          <table:table-cell table:style-name="ce7" office:value-type="string" calcext:value-type="string">
            <text:p><text:a xlink:href="https://doi.org/10.1109/QRS.2017.49" xlink:type="simple">10.1109/QRS.2017.49</text:a></text:p>
          </table:table-cell>
          <table:table-cell office:value-type="string" calcext:value-type="string">
            <text:p>https://leicester.figshare.com/articles/Using_Segment-Based_Alignment_to_Extract_Packet_Structures_from_Network_Traces/10236467/files/18473123.pdf</text:p>
          </table:table-cell>
          <table:table-cell office:value-type="string" calcext:value-type="string">
            <text:p>Please review</text:p>
          </table:table-cell>
          <table:table-cell table:number-columns-repeated="1013"/>
        </table:table-row>
        <table:table-row table:style-name="ro5">
          <table:table-cell office:value-type="string" calcext:value-type="string">
            <text:p>Sun et al.</text:p>
          </table:table-cell>
          <table:table-cell office:value-type="float" office:value="2019" calcext:value-type="float">
            <text:p>2019</text:p>
          </table:table-cell>
          <table:table-cell table:style-name="ce7" office:value-type="string" calcext:value-type="string">
            <text:p>F. Sun, S. Wang, C. Zhang, and H. Zhang, “Unsupervised field segmentation of unknown protocol messages,” Computer Communications, vol. 146, pp. 121–130, Oct. 2019, doi: <text:a xlink:href="https://doi.org/10.1016/j.comcom.2019.06.013" xlink:type="simple">10.1016/j.comcom.2019.06.013</text:a>. </text:p>
          </table:table-cell>
          <table:table-cell table:style-name="ce11" office:value-type="string" calcext:value-type="string">
            <text:p><text:span text:style-name="T1"><text:a xlink:href="https://doi.org/10.1016/j.comcom.2019.06.013" xlink:type="simple">10.1016/j.comcom.2019.06.013</text:a></text:span></text:p>
          </table:table-cell>
          <table:table-cell/>
          <table:table-cell office:value-type="string" calcext:value-type="string">
            <text:p>Please review</text:p>
          </table:table-cell>
          <table:table-cell table:number-columns-repeated="1013"/>
        </table:table-row>
        <table:table-row table:style-name="ro3">
          <table:table-cell office:value-type="string" calcext:value-type="string">
            <text:p>Whalen et al.</text:p>
          </table:table-cell>
          <table:table-cell office:value-type="float" office:value="2010" calcext:value-type="float">
            <text:p>2010</text:p>
          </table:table-cell>
          <table:table-cell table:style-name="ce7" office:value-type="string" calcext:value-type="string">
            <text:p>S. Whalen, M. Bishop, and J. P. Crutchfield, “Hidden Markov Models for Automated Protocol Learning,” in Security and Privacy in Communication Networks, vol. 50, S. Jajodia and J. Zhou, Eds. Berlin, Heidelberg: Springer Berlin Heidelberg, 2010, pp. 415–428. </text:p>
          </table:table-cell>
          <table:table-cell table:style-name="ce7" office:value-type="string" calcext:value-type="string">
            <text:p>10.1007/978-3-642-16161-2_24</text:p>
          </table:table-cell>
          <table:table-cell office:value-type="string" calcext:value-type="string">
            <text:p>http://nob.cs.ucdavis.edu/bishop/papers/2010-securecomm/markov.pdf</text:p>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3">
          <table:table-cell office:value-type="string" calcext:value-type="string">
            <text:p>Li et al.</text:p>
          </table:table-cell>
          <table:table-cell office:value-type="float" office:value="2015" calcext:value-type="float">
            <text:p>2015</text:p>
          </table:table-cell>
          <table:table-cell table:style-name="ce7" office:value-type="string" calcext:value-type="string">
            <text:p>H. Li, B. Shuai, J. Wang, and C. Tang, “Protocol Reverse Engineering Using LDA and Association Analysis,” in 2015 11th International Conference on Computational Intelligence and Security (CIS), Shenzhen, China, Dec. 2015, pp. 312–316, doi: <text:a xlink:href="https://doi.org/10.1109/CIS.2015.83" xlink:type="simple">10.1109/CIS.2015.83</text:a>. </text:p>
          </table:table-cell>
          <table:table-cell table:style-name="ce13" office:value-type="string" calcext:value-type="string">
            <text:p><text:a xlink:href="https://doi.org/10.1109/CIS.2015.83" xlink:type="simple">10.1109/CIS.2015.83</text:a></text:p>
          </table:table-cell>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11">
          <table:table-cell office:value-type="string" calcext:value-type="string">
            <text:p>PRE-Bin</text:p>
          </table:table-cell>
          <table:table-cell office:value-type="float" office:value="2016" calcext:value-type="float">
            <text:p>2016</text:p>
          </table:table-cell>
          <table:table-cell table:style-name="ce7" office:value-type="string" calcext:value-type="string">
            <text:p>S. Tao, H. Yu, and Q. Li, “Bit‐oriented format extraction approach for automatic binary protocol reverse engineering,” IET Communications, vol. 10, no. 6, pp. 709–716, Apr. 2016, doi: <text:a xlink:href="https://doi.org/10.1049/iet-com.2015.0797" xlink:type="simple">10.1049/iet-com.2015.0797</text:a>. </text:p>
          </table:table-cell>
          <table:table-cell table:style-name="ce7" office:value-type="string" calcext:value-type="string">
            <text:p><text:a xlink:href="https://doi.org/10.1049/iet-com.2015.0797" xlink:type="simple">10.1049/iet-com.2015.0797</text:a></text:p>
          </table:table-cell>
          <table:table-cell office:value-type="string" calcext:value-type="string">
            <text:p>https://www.researchgate.net/profile/Si_Yu_Tao/publication/298803896_Bit-oriented_format_extraction_approach_for_automatic_binary_protocol_reverse_engineering/links/5cef30e64585153c3da53f0e/Bit-oriented-format-extraction-approach-for-automatic-binary-protocol-reverse-engineering.pdf</text:p>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2">
          <table:table-cell office:value-type="string" calcext:value-type="string">
            <text:p>Xiao et al.</text:p>
          </table:table-cell>
          <table:table-cell office:value-type="float" office:value="2016" calcext:value-type="float">
            <text:p>2016</text:p>
          </table:table-cell>
          <table:table-cell table:style-name="ce7" office:value-type="string" calcext:value-type="string">
            <text:p>M.-M. Xiao, S.-L. Zhang, and Y.-P. Luo, “Automatic network protocol message format analysis,” IFS, vol. 31, no. 4, pp. 2271–2279, Sep. 2016, doi: <text:a xlink:href="https://doi.org/10.3233/JIFS-169067" xlink:type="simple">10.3233/JIFS-169067</text:a>. </text:p>
          </table:table-cell>
          <table:table-cell table:style-name="ce7" office:value-type="string" calcext:value-type="string">
            <text:p>10.3233/JIFS-169067</text:p>
          </table:table-cell>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1010"/>
        </table:table-row>
        <table:table-row table:style-name="ro2">
          <table:table-cell office:value-type="string" calcext:value-type="string">
            <text:p>NEMESYS</text:p>
          </table:table-cell>
          <table:table-cell office:value-type="float" office:value="2018" calcext:value-type="float">
            <text:p>2018</text:p>
          </table:table-cell>
          <table:table-cell table:style-name="ce7" office:value-type="string" calcext:value-type="string">
            <text:p>S. Kleber, H. Kopp, and F. Kargl, “{NEMESYS}: Network message syntax reverse engineering by analysis of the intrinsic structure of individual messages,” 2018. </text:p>
          </table:table-cell>
          <table:table-cell/>
          <table:table-cell office:value-type="string" calcext:value-type="string">
            <text:p>https://www.usenix.org/system/files/conference/woot18/woot18-paper-kleber.pdf</text:p>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6"/>
          <table:table-cell office:value-type="string" calcext:value-type="string">
            <text:p>https://github.com/vs-uulm/nemesys</text:p>
          </table:table-cell>
          <table:table-cell table:number-columns-repeated="1003"/>
        </table:table-row>
        <table:table-row table:style-name="ro2">
          <table:table-cell office:value-type="string" calcext:value-type="string">
            <text:p>PREUGI</text:p>
          </table:table-cell>
          <table:table-cell office:value-type="float" office:value="2017" calcext:value-type="float">
            <text:p>2017</text:p>
          </table:table-cell>
          <table:table-cell table:style-name="ce7" office:value-type="string" calcext:value-type="string">
            <text:p>M.-M. Xiao and Y.-P. Luo, “Automatic protocol reverse engineering using grammatical inference,” IFS, vol. 32, no. 5, pp. 3585–3594, Apr. 2017, doi: <text:a xlink:href="https://doi.org/10.3233/JIFS-169294" xlink:type="simple">10.3233/JIFS-169294</text:a>. </text:p>
          </table:table-cell>
          <table:table-cell table:style-name="ce7" office:value-type="string" calcext:value-type="string">
            <text:p>10.3233/JIFS-169294</text:p>
          </table:table-cell>
          <table:table-cell/>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1009"/>
        </table:table-row>
        <table:table-row table:style-name="ro2">
          <table:table-cell office:value-type="string" calcext:value-type="string">
            <text:p>AutoFuzz</text:p>
          </table:table-cell>
          <table:table-cell office:value-type="float" office:value="2010" calcext:value-type="float">
            <text:p>2010</text:p>
          </table:table-cell>
          <table:table-cell table:style-name="ce7" office:value-type="string" calcext:value-type="string">
            <text:p>S. Gorbunov and A. Rosenbloom, “Autofuzz: Automated network protocol fuzzing framework,” IJCSNS, vol. 10, no. 8, p. 239, 2010. </text:p>
          </table:table-cell>
          <table:table-cell/>
          <table:table-cell office:value-type="string" calcext:value-type="string">
            <text:p>people.csail.mit.edu/sergeyg/publications/autofuzz.pdf</text:p>
          </table:table-cell>
          <table:table-cell office:value-type="string" calcext:value-type="string">
            <text:p>Please review</text:p>
          </table:table-cell>
          <table:table-cell office:value-type="string" calcext:value-type="string">
            <text:p>x</text:p>
          </table:table-cell>
          <table:table-cell/>
          <table:table-cell table:number-columns-repeated="2" office:value-type="string" calcext:value-type="string">
            <text:p>x</text:p>
          </table:table-cell>
          <table:table-cell table:number-columns-repeated="1009"/>
        </table:table-row>
        <table:table-row table:style-name="ro1" table:number-rows-repeated="1048505">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heet1.A1:Sheet1.O61"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8">00.00.0000</text:date>, <text:time style:data-style-name="N2" text:time-value="13:57:06.4216512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1-01-28T13:57:21.621683363</dc:date>
    <meta:editing-duration>P3DT14H42M44S</meta:editing-duration>
    <meta:editing-cycles>95</meta:editing-cycles>
    <meta:generator>LibreOffice/6.4.7.2$Linux_X86_64 LibreOffice_project/40$Build-2</meta:generator>
    <meta:document-statistic meta:table-count="1" meta:cell-count="571" meta:object-count="0"/>
  </office:meta>
</office:document-meta>
</file>